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80000032050C13C49F5EB6A79.png" manifest:media-type="image/png"/>
  <manifest:file-entry manifest:full-path="Pictures/10000201000003200000021560D76302C3E13850.png" manifest:media-type="image/png"/>
  <manifest:file-entry manifest:full-path="Pictures/10000000000002B9000001CB33AD18345A9856F5.png" manifest:media-type="image/png"/>
  <manifest:file-entry manifest:full-path="Pictures/10000000000002EE0000019D1DEB56F7E55C0D16.png" manifest:media-type="image/png"/>
  <manifest:file-entry manifest:full-path="Pictures/10000000000003CB000004AAA715E8EC17CE4E01.png" manifest:media-type="image/png"/>
  <manifest:file-entry manifest:full-path="Pictures/1000000000000280000001546C8514052C4F1904.png" manifest:media-type="image/png"/>
  <manifest:file-entry manifest:full-path="Pictures/100002010000010000000100C204FD10BD0677B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svg:stroke-width="0.106cm" draw:marker-start="Arrow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textarea-horizontal-align="justify" draw:textarea-vertical-align="middle" draw:auto-grow-height="false" fo:min-height="0.2cm" fo:min-width="1.424cm"/>
    </style:style>
    <style:style style:name="gr6" style:family="graphic" style:parent-style-name="standard">
      <style:graphic-properties draw:textarea-horizontal-align="justify" draw:textarea-vertical-align="middle" draw:auto-grow-height="false" fo:min-height="0.29cm" fo:min-width="0.763cm"/>
    </style:style>
    <style:style style:name="gr7" style:family="graphic" style:parent-style-name="standard">
      <style:graphic-properties draw:textarea-horizontal-align="justify" draw:textarea-vertical-align="middle" draw:auto-grow-height="false" fo:min-height="0.3cm" fo:min-width="1.182cm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="none" draw:fill-color="#ffffff"/>
      <style:paragraph-properties fo:text-align="center"/>
      <style:text-properties fo:font-weight="bold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cm" svg:height="7.562cm" svg:x="1.4cm" svg:y="2.6cm">
          <draw:image xlink:href="Pictures/10000201000003200000021560D76302C3E13850.png" xlink:type="simple" xlink:show="embed" xlink:actuate="onLoad">
            <text:p/>
          </draw:image>
        </draw:frame>
        <draw:frame draw:style-name="gr1" draw:text-style-name="P1" draw:layer="layout" svg:width="6.18cm" svg:height="7.6cm" svg:x="21.82cm" svg:y="6.3cm">
          <draw:image xlink:href="Pictures/10000000000003CB000004AAA715E8EC17CE4E01.png" xlink:type="simple" xlink:show="embed" xlink:actuate="onLoad">
            <text:p/>
          </draw:image>
        </draw:frame>
        <draw:frame draw:style-name="gr2" draw:text-style-name="P3" draw:layer="layout" svg:width="9.3cm" svg:height="1cm" svg:x="19.3cm" svg:y="1.1cm">
          <draw:text-box>
            <text:p text:style-name="P2">Εξυπηρετητής Ιστοσελίδων</text:p>
          </draw:text-box>
        </draw:frame>
        <draw:frame draw:style-name="gr3" draw:text-style-name="P4" draw:layer="layout" svg:width="5.1cm" svg:height="0.962cm" svg:x="2.6cm" svg:y="1.6cm">
          <draw:text-box>
            <text:p text:style-name="P1">Πελάτης</text:p>
          </draw:text-box>
        </draw:frame>
        <draw:frame draw:style-name="gr1" draw:text-style-name="P1" draw:layer="layout" svg:width="9.047cm" svg:height="4.806cm" svg:x="10.153cm" svg:y="6.794cm">
          <draw:image xlink:href="Pictures/1000000000000280000001546C8514052C4F1904.png" xlink:type="simple" xlink:show="embed" xlink:actuate="onLoad">
            <text:p/>
          </draw:image>
        </draw:frame>
        <draw:line draw:style-name="gr4" draw:text-style-name="P5" draw:layer="layout" svg:x1="8cm" svg:y1="5.7cm" svg:x2="11.3cm" svg:y2="8.1cm">
          <text:p/>
        </draw:line>
        <draw:line draw:style-name="gr4" draw:text-style-name="P5" draw:layer="layout" svg:x1="19cm" svg:y1="9.6cm" svg:x2="21.8cm" svg:y2="9.6cm">
          <text:p/>
        </draw:line>
        <draw:frame draw:style-name="gr1" draw:text-style-name="P1" draw:layer="layout" svg:width="3.589cm" svg:height="3.7cm" svg:x="20.811cm" svg:y="15.2cm">
          <draw:image xlink:href="Pictures/10000201000003080000032050C13C49F5EB6A79.png" xlink:type="simple" xlink:show="embed" xlink:actuate="onLoad">
            <text:p/>
          </draw:image>
        </draw:frame>
        <draw:custom-shape draw:style-name="gr5" draw:text-style-name="P1" draw:layer="layout" svg:width="2.4cm" svg:height="0.9cm" draw:transform="rotate (0.713490598215282) translate (23.396cm 14.92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3.4cm" svg:height="3.4cm" svg:x="24.8cm" svg:y="15.2cm">
          <draw:image xlink:href="Pictures/100002010000010000000100C204FD10BD0677B9.png" xlink:type="simple" xlink:show="embed" xlink:actuate="onLoad">
            <text:p/>
          </draw:image>
        </draw:frame>
        <draw:custom-shape draw:style-name="gr6" draw:text-style-name="P1" draw:layer="layout" svg:width="1.577cm" svg:height="1.078cm" draw:transform="rotate (2.05233266742013) translate (26.658cm 15.2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7.2cm" svg:height="3.965cm" svg:x="20.7cm" svg:y="2.3cm">
          <draw:image xlink:href="Pictures/10000000000002EE0000019D1DEB56F7E55C0D16.png" xlink:type="simple" xlink:show="embed" xlink:actuate="onLoad">
            <text:p/>
          </draw:image>
        </draw:frame>
        <draw:frame draw:style-name="gr2" draw:text-style-name="P6" draw:layer="layout" svg:width="4.4cm" svg:height="1cm" svg:x="20cm" svg:y="18.7cm">
          <draw:text-box>
            <text:p>Αρχεία HTML</text:p>
          </draw:text-box>
        </draw:frame>
        <draw:frame draw:style-name="gr2" draw:text-style-name="P6" draw:layer="layout" svg:width="4.4cm" svg:height="1cm" svg:x="24.6cm" svg:y="18.7cm">
          <draw:text-box>
            <text:p>Εικόνες κλπ.</text:p>
          </draw:text-box>
        </draw:frame>
        <draw:frame draw:style-name="gr1" draw:text-style-name="P1" draw:layer="layout" svg:width="10.479cm" svg:height="6.9cm" svg:x="1.4cm" svg:y="11.7cm">
          <draw:image xlink:href="Pictures/10000000000002B9000001CB33AD18345A9856F5.png" xlink:type="simple" xlink:show="embed" xlink:actuate="onLoad">
            <text:p/>
          </draw:image>
        </draw:frame>
        <draw:custom-shape draw:style-name="gr7" draw:text-style-name="P1" draw:layer="layout" svg:width="2.1cm" svg:height="1.1cm" draw:transform="rotate (-1.5707963267949) translate (7.6cm 9.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6" draw:layer="layout" svg:width="6.7cm" svg:height="0.962cm" svg:x="2.9cm" svg:y="18.7cm">
          <draw:text-box>
            <text:p>Firefox Web Brows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20:19:58.412000000</meta:creation-date>
    <dc:date>2017-02-09T20:51:13.581000000</dc:date>
    <meta:editing-duration>PT6M2S</meta:editing-duration>
    <meta:editing-cycles>2</meta:editing-cycles>
    <meta:generator>LibreOffice/5.2.3.3$Windows_x86 LibreOffice_project/d54a8868f08a7b39642414cf2c8ef2f228f780cf</meta:generator>
    <meta:document-statistic meta:object-count="17"/>
  </office:meta>
</office:document-meta>
</file>